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343" officeooo:paragraph-rsid="0007d343"/>
    </style:style>
    <style:style style:name="P2" style:family="paragraph" style:parent-style-name="Standard">
      <style:text-properties fo:font-weight="bold" officeooo:rsid="0007d343" officeooo:paragraph-rsid="0007d343" style:font-weight-asian="bold" style:font-weight-complex="bold"/>
    </style:style>
    <style:style style:name="T1" style:family="text">
      <style:text-properties officeooo:rsid="00085c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es while reading the papers</text:p>
      <text:p text:style-name="P1"/>
      <text:p text:style-name="P1">With the current key words I found <text:span text:style-name="T1">several</text:span> types of papers:</text:p>
      <text:p text:style-name="P1"/>
      <text:p text:style-name="P1">- relationship cycling injuries and road lighting.</text:p>
      <text:p text:style-name="P1">- relationship cycling levels and road lighting.</text:p>
      <text:p text:style-name="P1">- <text:span text:style-name="T1">Crime</text:span></text:p>
      <text:p text:style-name="P1">- <text:span text:style-name="T1">Inequalities</text:span></text:p>
      <text:p text:style-name="P1"/>
      <text:p text:style-name="P1">I should stick to cycling levels and road lighting (and perhaps include walking as a key word). The papers on cycling injury and lighting can be useful to dress that (for us) secondary relationship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9-28T14:51:52.396316251</meta:creation-date>
    <dc:date>2022-09-28T15:03:38.049348817</dc:date>
    <meta:editing-duration>PT11M4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7" meta:word-count="68" meta:character-count="408" meta:non-whitespace-character-count="345"/>
  </office:meta>
</office:document-meta>
</file>